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Optima" fo:font-weight="bold" style:font-weight-asian="bold" style:font-weight-complex="bold"/>
    </style:style>
    <style:style style:name="P2" style:family="paragraph" style:parent-style-name="Standard">
      <style:text-properties style:font-name="Optima" fo:font-weight="normal" style:font-weight-asian="normal" style:font-weight-complex="normal"/>
    </style:style>
    <style:style style:name="P3" style:family="paragraph" style:parent-style-name="Standard">
      <style:text-properties style:font-name="Optima" fo:font-weight="normal" fo:background-color="#e6e6ff" style:font-weight-asian="normal" style:font-weight-complex="normal"/>
    </style:style>
    <style:style style:name="P4" style:family="paragraph" style:parent-style-name="Standard">
      <style:text-properties style:font-name="Optima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Optima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Optima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transparent"/>
    </style:style>
    <style:style style:name="T3" style:family="text">
      <style:text-properties fo:font-size="10pt"/>
    </style:style>
    <style:style style:name="T4" style:family="text">
      <style:text-properties style:font-name="Optima" fo:font-weight="normal" style:font-weight-asian="normal" style:font-weight-complex="normal"/>
    </style:style>
    <style:style style:name="T5" style:family="text">
      <style:text-properties style:font-name="Optima"/>
    </style:style>
    <style:style style:name="T6" style:family="text">
      <style:text-properties style:font-name="Optima" fo:font-size="2pt" style:font-size-asian="2pt" style:font-size-complex="2pt"/>
    </style:style>
    <style:style style:name="T7" style:family="text">
      <style:text-properties style:font-name="Optima" fo:font-size="12pt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</text:p>
      <text:p text:style-name="P1"/>
      <text:p text:style-name="P2">CPU'en (8-bit) bruker 4 maskinkode-instruksjoner: laste inn registeret med 4 LSB / MSB, laste inn fra / skrive til dataminne.</text:p>
      <text:p text:style-name="P2">Instruksjonen blir dekodert ved hjelp av en indre krets «instruksjonsdekoder». Den får de 4 MSB fra programminnet via splitter og velger hvilke utganger som skal være høye (vha. controlled buffer / tri-state. Trengs pga bus).</text:p>
      <text:p text:style-name="P2">Jeg laget en sannhetstabell for å finne funksjonsuttrykkene til dekoderen.</text:p>
      <text:p text:style-name="P2"/>
      <text:p text:style-name="P2">(i)<text:tab/>(ii)<text:tab/>(iii)<text:tab/>(iv)<text:tab/>(v)<text:tab/>(vi)<text:tab/></text:p>
      <text:p text:style-name="P2">0000<text:tab/>0<text:tab/>0<text:tab/>0<text:tab/>0<text:tab/>10</text:p>
      <text:p text:style-name="P2">0001<text:tab/>0<text:tab/>0<text:tab/>0<text:tab/>0<text:tab/>10</text:p>
      <text:p text:style-name="P2">0010<text:tab/>0<text:tab/>0<text:tab/>0<text:tab/>0<text:tab/>10</text:p>
      <text:p text:style-name="P2">0011<text:tab/>0<text:tab/>0<text:tab/>0<text:tab/>0<text:tab/>10</text:p>
      <text:p text:style-name="P2">0100<text:tab/>0<text:tab/>0<text:tab/>0<text:tab/>0<text:tab/>10</text:p>
      <text:p text:style-name="P2">0101<text:tab/>0<text:tab/>0<text:tab/>0<text:tab/>0<text:tab/>10</text:p>
      <text:p text:style-name="P2">0110<text:tab/>0<text:tab/>0<text:tab/>0<text:tab/>0<text:tab/>10</text:p>
      <text:p text:style-name="P2">0111<text:tab/>0<text:tab/>0<text:tab/>0<text:tab/>0<text:tab/>10</text:p>
      <text:p text:style-name="P3">1000<text:tab/>0<text:tab/>1<text:tab/>0<text:tab/>0<text:tab/>00</text:p>
      <text:p text:style-name="P3">1001<text:tab/>0<text:tab/>1<text:tab/>0<text:tab/>0<text:tab/>01<text:span text:style-name="T2"> <text:s text:c="4"/></text:span><text:s text:c="5"/><text:span text:style-name="T2"><text:s text:c="2"/>4 instruksjoner</text:span></text:p>
      <text:p text:style-name="P3">1010<text:tab/>0<text:tab/>0<text:tab/>1<text:tab/>0<text:tab/>11</text:p>
      <text:p text:style-name="P3">1011<text:tab/>1<text:tab/>0<text:tab/>0<text:tab/>1<text:tab/>10</text:p>
      <text:p text:style-name="P2">1100<text:tab/>0<text:tab/>0<text:tab/>0<text:tab/>0<text:tab/>10</text:p>
      <text:p text:style-name="P2">1101<text:tab/>0<text:tab/>0<text:tab/>0<text:tab/>0<text:tab/>10</text:p>
      <text:p text:style-name="P2">1110<text:tab/>0<text:tab/>0<text:tab/>0<text:tab/>0<text:tab/>10</text:p>
      <text:p text:style-name="P2">1111<text:tab/>0<text:tab/>0<text:tab/>0<text:tab/>0<text:tab/>10</text:p>
      <text:p text:style-name="P2"/>
      <text:p text:style-name="P2"><text:span text:style-name="T1">Hvorav:</text:span> </text:p>
      <text:p text:style-name="P2">(i)<text:tab/>instruksjon (abcd)</text:p>
      <text:p text:style-name="P2">(ii)<text:tab/>RAM store</text:p>
      <text:p text:style-name="P2">(iii)<text:tab/>programminne enable</text:p>
      <text:p text:style-name="P2">(iv)<text:tab/>dataminne enable</text:p>
      <text:p text:style-name="P2">(v)<text:tab/>R enable</text:p>
      <text:p text:style-name="P2">(vi)<text:tab/>Reg.-select</text:p>
      <text:p text:style-name="P2"/>
      <text:p text:style-name="P4">Funksjonsuttrykkene:</text:p>
      <text:p text:style-name="P2">(ii)<text:tab/>ab'cd</text:p>
      <text:p text:style-name="P2">(iii)<text:tab/>ab'c'd' + ab'c'd</text:p>
      <text:p text:style-name="P2">(iv)<text:tab/>ab'cd'</text:p>
      <text:p text:style-name="P2">(v)<text:tab/>ab'cd</text:p>
      <text:p text:style-name="P2">(vi)<text:tab/>I. <text:s/>a' + b + c</text:p>
      <text:p text:style-name="P2"><text:tab/>II. ab'c'd + ab'cd'</text:p>
      <text:p text:style-name="P2"/>
      <text:p text:style-name="P4">Reg.-selector:</text:p>
      <text:p text:style-name="P2">2-bit<text:tab/>instruk.</text:p>
      <text:p text:style-name="P2">00 -&gt;<text:tab/>load 4 LSB</text:p>
      <text:p text:style-name="P2">01 -&gt;<text:tab/>load 4 MSB</text:p>
      <text:p text:style-name="P2">10 -&gt;<text:tab/>behold verdien</text:p>
      <text:p text:style-name="P2">11 -&gt;<text:tab/>load fra RAM</text:p>
      <text:p text:style-name="P2">Realisert vha multiplexer.</text:p>
      <text:p text:style-name="P2"><text:soft-page-break/>Programtelleren (PC) er konstruert slik at den stopper ved 15 (0 til 15 = 16). Realisert vha OR-port – dens utgang (alltid 1 med mindre inngangen er 0000) er inngangen til PC sin enable.</text:p>
      <text:p text:style-name="P2"/>
      <text:p text:style-name="P2">Jeg brukte logisim sin default-adder for å telle antall kjørte instruksjoner. Tror, jeg har vist at jeg kan lage addere i forrige oblig. :)</text:p>
      <text:p text:style-name="P2"/>
      <text:p text:style-name="P2">R<text:span text:style-name="T7">esten burde være pretty straight forward og lett lesbar.</text:span></text:p>
      <text:p text:style-name="P5">Fått mail fra Viet Thi Tran om at jeg ikke trenger å logge kretsen. </text:p>
      <text:p text:style-name="P6"><text:span text:style-name="T8">«</text:span>Logging.... du kan se bort fra dette. Det brukes for å debuge eller få <text:line-break/>bedre forståelse hva gjør kretser.<text:line-break/>Så lenge din oblig fungerer skal du lett få godkjent.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13T09:53:25</meta:creation-date>
    <dc:date>2015-04-15T16:43:09</dc:date>
    <meta:editing-duration>PT1H45M19S</meta:editing-duration>
    <meta:editing-cycles>16</meta:editing-cycles>
    <meta:generator>OpenOffice/4.1.1$Unix OpenOffice.org_project/411m6$Build-9775</meta:generator>
    <meta:document-statistic meta:table-count="0" meta:image-count="0" meta:object-count="0" meta:page-count="2" meta:paragraph-count="47" meta:word-count="345" meta:character-count="1692"/>
  </office:meta>
</office:document-meta>
</file>